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795cm" style:rel-column-width="3852*"/>
    </style:style>
    <style:style style:name="Tableau1.B" style:family="table-column">
      <style:table-column-properties style:column-width="6.011cm" style:rel-column-width="3408*"/>
    </style:style>
    <style:style style:name="Tableau1.C" style:family="table-column">
      <style:table-column-properties style:column-width="4.195cm" style:rel-column-width="237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 style:list-style-name="L3">
      <style:text-properties officeooo:rsid="002df092" officeooo:paragraph-rsid="001005e8"/>
    </style:style>
    <style:style style:name="P2" style:family="paragraph" style:parent-style-name="Text_20_body">
      <style:text-properties style:font-name="Helvetica" officeooo:rsid="001ce78a" officeooo:paragraph-rsid="001005e8"/>
    </style:style>
    <style:style style:name="P3" style:family="paragraph" style:parent-style-name="Text_20_body">
      <style:text-properties officeooo:rsid="001005e8" officeooo:paragraph-rsid="001005e8"/>
    </style:style>
    <style:style style:name="P4" style:family="paragraph" style:parent-style-name="Text_20_body">
      <style:text-properties officeooo:rsid="0013230b" officeooo:paragraph-rsid="0013230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style:font-name="Helvetica" fo:font-size="11pt" officeooo:rsid="001ce78a" officeooo:paragraph-rsid="001005e8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Helvetica" fo:font-size="11pt" fo:font-style="italic" officeooo:paragraph-rsid="001005e8" style:font-size-asian="11pt" style:font-style-asian="italic" style:font-size-complex="11pt" style:font-style-complex="italic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itle">
      <style:text-properties style:font-name="Helvetica" officeooo:rsid="001005e8" officeooo:paragraph-rsid="001005e8"/>
    </style:style>
    <style:style style:name="P10" style:family="paragraph" style:parent-style-name="Heading_20_3">
      <style:text-properties officeooo:rsid="001005e8" officeooo:paragraph-rsid="001005e8"/>
    </style:style>
    <style:style style:name="T1" style:family="text">
      <style:text-properties style:font-name="Times New Roman1"/>
    </style:style>
    <style:style style:name="T2" style:family="text">
      <style:text-properties officeooo:rsid="001141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pécification du Gameplay</text:p>
      <text:p text:style-name="P6"/>
      <text:p text:style-name="P6"/>
      <text:p text:style-name="P6"/>
      <text:p text:style-name="P7">Dernière mise à jour : 0<text:span text:style-name="T2">7</text:span>/0<text:span text:style-name="T2">7</text:span>/2020</text:p>
      <text:p text:style-name="P7"/>
      <text:h text:style-name="P10" text:outline-level="3">Objectif du jeu</text:h>
      <text:p text:style-name="Text_20_body">Le but d'Ecosphere est d'amener une sphère au bout d'un parcours tout en activant tous les checkpoints sur le chemin. Le joueur active un checkpoint en amenant la spère à côté d'un drapeau le représentant. Lorsque le joueur tombe ou si il le désire il peut recommencer son parcours au dernier checkpoint activé. </text:p>
      <text:p text:style-name="P2"/>
      <text:h text:style-name="P10" text:outline-level="3">Contrôles</text:h>
      <text:p text:style-name="P4">Echosphère est jouable avec la combinaison clavier/souris ou avec une manette de PS.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Action</text:p>
          </table:table-cell>
          <table:table-cell table:style-name="Tableau1.A1" office:value-type="string">
            <text:p text:style-name="P5">Clavier</text:p>
          </table:table-cell>
          <table:table-cell table:style-name="Tableau1.C1" office:value-type="string">
            <text:p text:style-name="P5">Manette</text:p>
          </table:table-cell>
        </table:table-row>
        <table:table-row>
          <table:table-cell table:style-name="Tableau1.A2" office:value-type="string">
            <text:p text:style-name="P5">Déplacement vers le haut</text:p>
          </table:table-cell>
          <table:table-cell table:style-name="Tableau1.A2" office:value-type="string">
            <text:p text:style-name="P5">Z ou touche fléchée haut</text:p>
          </table:table-cell>
          <table:table-cell table:style-name="Tableau1.C2" table:number-rows-spanned="4" office:value-type="string">
            <text:p text:style-name="P5"/>
            <text:p text:style-name="P5"/>
            <text:p text:style-name="P5">Analogue gauche</text:p>
          </table:table-cell>
        </table:table-row>
        <table:table-row>
          <table:table-cell table:style-name="Tableau1.A2" office:value-type="string">
            <text:p text:style-name="P5">Déplacement vers le bas</text:p>
          </table:table-cell>
          <table:table-cell table:style-name="Tableau1.A2" office:value-type="string">
            <text:p text:style-name="P5">S ou touche fléchée bas</text:p>
          </table:table-cell>
          <table:covered-table-cell/>
        </table:table-row>
        <table:table-row>
          <table:table-cell table:style-name="Tableau1.A2" office:value-type="string">
            <text:p text:style-name="P5">Déplacement vers la droite</text:p>
          </table:table-cell>
          <table:table-cell table:style-name="Tableau1.A2" office:value-type="string">
            <text:p text:style-name="P5">D ou touche fléchée droite</text:p>
          </table:table-cell>
          <table:covered-table-cell/>
        </table:table-row>
        <table:table-row>
          <table:table-cell table:style-name="Tableau1.A2" office:value-type="string">
            <text:p text:style-name="P5">Déplacement vers la gauche</text:p>
          </table:table-cell>
          <table:table-cell table:style-name="Tableau1.A2" office:value-type="string">
            <text:p text:style-name="P5">Q ou touche fléchée gauche</text:p>
          </table:table-cell>
          <table:covered-table-cell/>
        </table:table-row>
        <table:table-row>
          <table:table-cell table:style-name="Tableau1.A2" office:value-type="string">
            <text:p text:style-name="P5">Sauter</text:p>
          </table:table-cell>
          <table:table-cell table:style-name="Tableau1.A2" office:value-type="string">
            <text:p text:style-name="P5">Barre espace</text:p>
          </table:table-cell>
          <table:table-cell table:style-name="Tableau1.C2" office:value-type="string">
            <text:p text:style-name="P5">Bouton X</text:p>
          </table:table-cell>
        </table:table-row>
        <table:table-row>
          <table:table-cell table:style-name="Tableau1.A2" office:value-type="string">
            <text:p text:style-name="P5">Recommencer au dernier checkpoint</text:p>
          </table:table-cell>
          <table:table-cell table:style-name="Tableau1.A2" office:value-type="string">
            <text:p text:style-name="P5">R</text:p>
          </table:table-cell>
          <table:table-cell table:style-name="Tableau1.C2" office:value-type="string">
            <text:p text:style-name="P5">Bouton <text:span text:style-name="T1">Δ</text:span></text:p>
          </table:table-cell>
        </table:table-row>
        <table:table-row>
          <table:table-cell table:style-name="Tableau1.A2" office:value-type="string">
            <text:p text:style-name="P5">Afficher le menu</text:p>
          </table:table-cell>
          <table:table-cell table:style-name="Tableau1.A2" office:value-type="string">
            <text:p text:style-name="P5">Touche d'échappement</text:p>
          </table:table-cell>
          <table:table-cell table:style-name="Tableau1.C2" office:value-type="string">
            <text:p text:style-name="P5">Bouton START</text:p>
          </table:table-cell>
        </table:table-row>
      </table:table>
      <text:p text:style-name="P3"/>
      <text:list xml:id="list2539566195679228922" text:style-name="L3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Helvetica" fo:font-family="Helvetica" style:font-family-generic="swiss" fo:font-size="11pt" officeooo:rsid="001005e8" style:font-size-asian="11pt" style:font-size-complex="11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font-name="Helvetica" fo:font-family="Helvetica" style:font-family-generic="swis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M43S</meta:editing-duration>
    <meta:editing-cycles>5</meta:editing-cycles>
    <meta:generator>LibreOffice/5.0.5.2$Windows_x86 LibreOffice_project/55b006a02d247b5f7215fc6ea0fde844b30035b3</meta:generator>
    <dc:date>2020-07-07T14:46:37.519000000</dc:date>
    <meta:document-statistic meta:table-count="1" meta:image-count="0" meta:object-count="0" meta:page-count="1" meta:paragraph-count="28" meta:word-count="140" meta:character-count="829" meta:non-whitespace-character-count="715"/>
    <meta:user-defined meta:name="Info 1"/>
    <meta:user-defined meta:name="Info 2"/>
    <meta:user-defined meta:name="Info 3"/>
    <meta:user-defined meta:name="Info 4"/>
  </office:meta>
</office:document-meta>
</file>